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30.2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Moscovita no orientad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a d'hàbit tabular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Perfecta en algunes seccions longitudinal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finals de 2n ordre i inicis de 3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 i lleugerament ondula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5" table:style-name="ce8">
            <text:p>5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Quars <text:s/>50%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5"/>
          <table:table-cell table:number-columns-repeated="16382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5">
            <text:p>Moscov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5">
            <text:p>Kal<text:span text:style-name="T2">2</text:span>(Si<text:span text:style-name="T2">3</text:span>Al)O<text:span text:style-name="T2">10</text:span>(OH,F)<text:span text:style-name="T2">2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Sovint en agregats escamosos, irregulars i criptocristal·lins d'hàbit pseudohexagonal tabular i rarament columnar. Pot ser pseudomorf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Baix tot hi que pot presentar canvis febles de relleu fins a nul en girar la plat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Perfecta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talc, antigorita, gibbsita, caolinita o damourita, entre d'alt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finals del 2n ordre i inicis de 3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Poc 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Poc 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10:48:55Z</dc:date>
    <meta:editing-cycles>5</meta:editing-cycles>
    <meta:editing-duration>PT2519S</meta:editing-duration>
  </office:meta>
</office:document-meta>
</file>